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WWNum1"/>
    <style:style style:name="P3" style:family="paragraph" style:parent-style-name="Standard" style:list-style-name="WWNum2"/>
    <style:style style:name="P4" style:family="paragraph" style:parent-style-name="Standard">
      <style:text-properties fo:color="#4f81bd" style:font-name="Calibri" fo:font-size="13pt" fo:language="en" fo:country="US" fo:font-weight="bold" style:font-name-asian="ＭＳ ゴシック" style:font-size-asian="13pt" style:font-weight-asian="bold" style:font-name-complex="F" style:font-size-complex="13pt" style:font-weight-complex="bold"/>
    </style:style>
    <style:style style:name="P5" style:family="paragraph" style:parent-style-name="Standard">
      <style:text-properties officeooo:rsid="000792c1" officeooo:paragraph-rsid="000792c1"/>
    </style:style>
    <style:style style:name="P6" style:family="paragraph" style:parent-style-name="Standard">
      <style:text-properties officeooo:rsid="0009754b" officeooo:paragraph-rsid="0009754b"/>
    </style:style>
    <style:style style:name="P7" style:family="paragraph" style:parent-style-name="Standard">
      <style:text-properties officeooo:rsid="000a2fbc" officeooo:paragraph-rsid="000a2fbc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Footer">
      <style:paragraph-properties fo:margin-left="0in" fo:margin-right="0.25in" fo:text-indent="0in" style:auto-text-indent="false"/>
    </style:style>
    <style:style style:name="P12" style:family="paragraph" style:parent-style-name="Footer">
      <style:paragraph-properties fo:padding="0in" fo:border="none"/>
    </style:style>
    <style:style style:name="P13" style:family="paragraph" style:parent-style-name="Frame_20_contents">
      <style:paragraph-properties fo:text-align="center" style:justify-single-word="false"/>
      <style:text-properties fo:color="#ffffff"/>
    </style:style>
    <style:style style:name="P14" style:family="paragraph" style:parent-style-name="Frame_20_contents">
      <style:paragraph-properties fo:text-align="center" style:justify-single-word="false"/>
      <style:text-properties fo:color="#000000"/>
    </style:style>
    <style:style style:name="P15" style:family="paragraph">
      <loext:graphic-properties draw:fill="gradient" draw:fill-gradient-name="Gradient_20_2"/>
      <style:paragraph-properties fo:text-align="start"/>
      <style:text-properties fo:color="#ffffff"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font-size="8pt" style:font-size-asian="8pt"/>
    </style:style>
    <style:style style:name="T6" style:family="text">
      <style:text-properties fo:font-size="7pt" style:font-size-asian="7pt"/>
    </style:style>
    <style:style style:name="T7" style:family="text">
      <style:text-properties fo:font-size="9pt" style:font-size-asian="9pt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gr1" style:family="graphic" style:parent-style-name="Frame">
      <style:graphic-properties draw:stroke="solid" svg:stroke-width="0.0102in" svg:stroke-color="#4a7ebb" draw:fill="gradient" draw:fill-gradient-name="Gradient_20_2" draw:textarea-vertical-align="middle" draw:auto-grow-height="false" fo:min-height="0.3516in" fo:min-width="0.5016in" fo:padding-top="0.05in" fo:padding-bottom="0.05in" fo:padding-left="0.1in" fo:padding-right="0.1in" fo:wrap-option="wrap" draw:shadow="visible" draw:shadow-offset-x="0in" draw:shadow-offset-y="0.0252in" draw:shadow-color="#000000" draw:shadow-opacity="35%" fo:margin-left="0.1807in" fo:margin-right="0.2083in" fo:margin-top="0.028in" fo:margin-bottom="0.11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4a7ebb" draw:fill="gradient" draw:fill-gradient-name="Gradient_20_2" draw:textarea-vertical-align="middle" draw:auto-grow-height="false" fo:min-height="0.3165in" fo:min-width="0.4256in" fo:padding-top="0.05in" fo:padding-bottom="0.05in" fo:padding-left="0.1in" fo:padding-right="0.1in" fo:wrap-option="wrap" draw:shadow="visible" draw:shadow-offset-x="0in" draw:shadow-offset-y="0.0252in" draw:shadow-color="#000000" draw:shadow-opacity="35%" fo:margin-left="0.1807in" fo:margin-right="0.222in" fo:margin-top="0.028in" fo:margin-bottom="0.11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4a7ebb" draw:fill="gradient" draw:fill-gradient-name="Gradient_20_2" draw:textarea-vertical-align="middle" draw:auto-grow-height="false" fo:min-height="0.3165in" fo:min-width="0.5508in" fo:padding-top="0.05in" fo:padding-bottom="0.05in" fo:padding-left="0.1in" fo:padding-right="0.1in" fo:wrap-option="wrap" draw:shadow="visible" draw:shadow-offset-x="0in" draw:shadow-offset-y="0.0252in" draw:shadow-color="#000000" draw:shadow-opacity="35%" fo:margin-left="0.1807in" fo:margin-right="0.2083in" fo:margin-top="0.028in" fo:margin-bottom="0.11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02in" svg:stroke-color="#4a7ebb" draw:fill="gradient" draw:fill-gradient-name="Gradient_20_2" draw:textarea-vertical-align="middle" draw:auto-grow-height="false" fo:min-height="0.15in" fo:min-width="0.3008in" fo:padding-top="0.05in" fo:padding-bottom="0.05in" fo:padding-left="0.1in" fo:padding-right="0.1in" fo:wrap-option="wrap" draw:shadow="visible" draw:shadow-offset-x="0in" draw:shadow-offset-y="0.0252in" draw:shadow-color="#000000" draw:shadow-opacity="35%" fo:margin-left="0.1807in" fo:margin-right="0.2083in" fo:margin-top="0.028in" fo:margin-bottom="0.11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8in" svg:stroke-color="#4f81bd" draw:marker-end="msArrowOpenEnd_20_5_20_71" draw:marker-end-width="0.1256in" draw:marker-end-center="false" draw:fill="none" draw:textarea-vertical-align="top" draw:auto-grow-height="false" fo:min-height="0in" fo:min-width="0.428in" fo:padding-top="0.0492in" fo:padding-bottom="0.0492in" fo:padding-left="0.0984in" fo:padding-right="0.0984in" fo:wrap-option="wrap" draw:shadow="visible" draw:shadow-offset-x="0in" draw:shadow-offset-y="0.022in" draw:shadow-color="#000000" draw:shadow-opacity="38%" fo:margin-left="0.1252in" fo:margin-right="0.1665in" fo:margin-top="0.111in" fo:margin-bottom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0.1508in" fo:min-width="0.4256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8in" svg:stroke-color="#4f81bd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22in" draw:shadow-color="#000000" draw:shadow-opacity="38%" fo:margin-left="0.1807in" fo:margin-right="0.2083in" fo:margin-top="0.028in" fo:margin-bottom="0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8in" svg:stroke-color="#4f81bd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22in" draw:shadow-color="#000000" draw:shadow-opacity="38%" fo:margin-left="0.1807in" fo:margin-right="0.2083in" fo:margin-top="0.028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8in" svg:stroke-color="#4f81bd" draw:marker-end="msArrowOpenEnd_20_5_20_71" draw:marker-end-width="0.1256in" draw:marker-end-center="false" draw:fill="none" draw:textarea-vertical-align="top" draw:auto-grow-height="false" fo:min-height="0.1516in" fo:min-width="0in" fo:padding-top="0.0492in" fo:padding-bottom="0.0492in" fo:padding-left="0.0984in" fo:padding-right="0.0984in" fo:wrap-option="wrap" draw:shadow="visible" draw:shadow-offset-x="0in" draw:shadow-offset-y="0.022in" draw:shadow-color="#000000" draw:shadow-opacity="38%" fo:margin-left="0.2638in" fo:margin-right="0.2083in" fo:margin-top="0.0555in" fo:margin-bottom="0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GCD Assign</text:span><text:bookmark text:name="_GoBack"/><text:span text:style-name="T2">ments week 4 – Hadoop Hive</text:span></text:p>
      <text:p text:style-name="P1"/>
      <text:p text:style-name="Standard"><text:span text:style-name="T1">Do the following activities and put the statements and answers in your portfolio.</text:span></text:p>
      <text:p text:style-name="P1"/>
      <text:p text:style-name="Standard"><text:span text:style-name="T1">The overall process for these exercises is as follows.</text:span></text:p>
      <text:p text:style-name="P1"/>
      <text:p text:style-name="P1"><draw:custom-shape text:anchor-type="paragraph" draw:z-index="3" draw:name="Folded Corner 4" draw:style-name="gr3" draw:text-style-name="P15" svg:width="0.7504in" svg:height="0.5004in" svg:x="5.1252in" svg:y="0.0618in"><text:p text:style-name="P13"><text:span text:style-name="T5">Output</text:span></text:p><draw:enhanced-geometry svg:viewBox="0 0 0 0" draw:text-areas="0 0 ?f11 ?f6" draw:mirror-vertical="false" draw:mirror-horizontal="false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4" draw:name="Magnetic Disk 5" draw:style-name="gr4" draw:text-style-name="P15" svg:width="0.5004in" svg:height="0.5004in" svg:x="4in" svg:y="0.0618in"><text:p text:style-name="P13"><text:span text:style-name="T5">Hive</text:span></text:p><draw:enhanced-geometry svg:viewBox="0 0 0 0" drawooo:sub-view-size="6 6 6 6 6 6" draw:text-areas="0 ?f2 ?f5 ?f0" draw:mirror-vertical="false" draw:mirror-horizontal="false" draw:type="ooxml-flowChartMagneticDisk" draw:enhanced-path="M 0 1 L 6 5 Z S N M 6 1 F N M 0 1 L 6 5 Z F N" drawooo:enhanced-path="M 0 1 G 3 1 ?f6 ?f7 L 6 5 G 3 1 ?f8 ?f9 Z S N M 6 1 G 3 1 ?f10 ?f11 F N M 0 1 G 3 1 ?f12 ?f13 L 6 5 G 3 1 ?f14 ?f15 Z F N"><draw:equation draw:name="f0" draw:formula="logheight*5/6"/><draw:equation draw:name="f1" draw:formula="logwidth/2"/><draw:equation draw:name="f2" draw:formula="logheight/3"/><draw:equation draw:name="f3" draw:formula="logheight/2"/><draw:equation draw:name="f4" draw:formula="logheight"/><draw:equation draw:name="f5" draw:formula="logwidth"/><draw:equation draw:name="f6" draw:formula="(10800000)/60000.0"/><draw:equation draw:name="f7" draw:formula="(10800000)/60000.0"/><draw:equation draw:name="f8" draw:formula="(0)/60000.0"/><draw:equation draw:name="f9" draw:formula="(10800000)/60000.0"/><draw:equation draw:name="f10" draw:formula="(0)/60000.0"/><draw:equation draw:name="f11" draw:formula="(10800000)/60000.0"/><draw:equation draw:name="f12" draw:formula="(10800000)/60000.0"/><draw:equation draw:name="f13" draw:formula="(10800000)/60000.0"/><draw:equation draw:name="f14" draw:formula="(0)/60000.0"/><draw:equation draw:name="f15" draw:formula="(10800000)/60000.0"/></draw:enhanced-geometry></draw:custom-shape><draw:custom-shape text:anchor-type="paragraph" draw:z-index="1" draw:name="Rounded Rectangle 2" draw:style-name="gr1" draw:text-style-name="P15" svg:width="0.7504in" svg:height="0.5004in" svg:x="2.6252in" svg:y="0.0618in"><text:p text:style-name="P13"><text:span text:style-name="T6">HDFS/ Hadoop</text:span></text:p><text:p text:style-name="P13"/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0" draw:name="Rounded Rectangle 1" draw:style-name="gr1" draw:text-style-name="P15" svg:width="0.7504in" svg:height="0.5004in" svg:x="1.25in" svg:y="0.0618in"><text:p text:style-name="P13"><text:span text:style-name="T6">Cloudera VM</text:span></text:p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" draw:name="Folded Corner 3" draw:style-name="gr2" draw:text-style-name="P15" svg:width="0.6252in" svg:height="0.5004in" svg:x="0in" svg:y="0.0618in"><text:p text:style-name="P13"><text:span text:style-name="T7">ml-data</text:span></text:p><draw:enhanced-geometry svg:viewBox="0 0 0 0" draw:text-areas="0 0 ?f11 ?f6" draw:mirror-vertical="false" draw:mirror-horizontal="false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text:p text:style-name="P1"><draw:custom-shape text:anchor-type="paragraph" draw:z-index="15" draw:name="Straight Arrow Connector 18" draw:style-name="gr9" draw:text-style-name="P16" svg:width="0.0012in" svg:height="0.2504in" svg:x="1.0555in" svg:y="0.3807in"><text:p/><draw:enhanced-geometry draw:mirror-horizontal="false" draw:mirror-vertical="true" svg:viewBox="0 0 21600 21600" draw:type="mso-spt32" draw:enhanced-path="M 0 0 L 21600 21600 N"/></draw:custom-shape><draw:line text:anchor-type="paragraph" draw:z-index="13" draw:name="Straight Connector 16" draw:style-name="gr7" draw:text-style-name="P16" svg:x1="0.5555in" svg:y1="0.3819in" svg:x2="0.5567in" svg:y2="0.6319in"><text:p/></draw:line><draw:custom-shape text:anchor-type="paragraph" draw:z-index="10" draw:name="Straight Arrow Connector 12" draw:style-name="gr5" draw:text-style-name="P16" svg:width="0.6252in" svg:height="0.0012in" svg:x="3.6807in" svg:y="0.1165in"><text:p/><draw:enhanced-geometry draw:mirror-horizontal="false" draw:mirror-vertical="false" svg:viewBox="0 0 21600 21600" draw:type="mso-spt32" draw:enhanced-path="M 0 0 L 21600 21600 N"/></draw:custom-shape><draw:custom-shape text:anchor-type="paragraph" draw:z-index="9" draw:name="Straight Arrow Connector 11" draw:style-name="gr5" draw:text-style-name="P16" svg:width="0.6252in" svg:height="0.0012in" svg:x="2.5555in" svg:y="0.1165in"><text:p/><draw:enhanced-geometry draw:mirror-horizontal="false" draw:mirror-vertical="false" svg:viewBox="0 0 21600 21600" draw:type="mso-spt32" draw:enhanced-path="M 0 0 L 21600 21600 N"/></draw:custom-shape><draw:custom-shape text:anchor-type="paragraph" draw:z-index="8" draw:name="Straight Arrow Connector 10" draw:style-name="gr5" draw:text-style-name="P16" svg:width="0.6252in" svg:height="0.0012in" svg:x="1.1807in" svg:y="0.1165in"><text:p/><draw:enhanced-geometry draw:mirror-horizontal="false" draw:mirror-vertical="false" svg:viewBox="0 0 21600 21600" draw:type="mso-spt32" draw:enhanced-path="M 0 0 L 21600 21600 N"/></draw:custom-shape><draw:custom-shape text:anchor-type="paragraph" draw:z-index="5" draw:name="Straight Arrow Connector 6" draw:style-name="gr5" draw:text-style-name="P16" svg:width="0.6252in" svg:height="0.0012in" svg:x="-0.1945in" svg:y="0.1165in"><text:p/><draw:enhanced-geometry draw:mirror-horizontal="false" draw:mirror-vertical="false" svg:viewBox="0 0 21600 21600" draw:type="mso-spt32" draw:enhanced-path="M 0 0 L 21600 21600 N"/></draw:custom-shape></text:p>
      <text:p text:style-name="P1"><draw:custom-shape text:anchor-type="paragraph" draw:z-index="16" draw:name="Text Box 19" draw:style-name="gr6" draw:text-style-name="P17" svg:width="0.6252in" svg:height="0.2504in" svg:x="0.5555in" svg:y="0.4366in"><text:p text:style-name="P14"><text:span text:style-name="T6">Cut -d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14" draw:style-name="gr6" draw:text-style-name="P17" svg:width="0.6252in" svg:height="0.2504in" svg:x="3.6807in" svg:y="0.0457in"><text:p text:style-name="P14"><text:span text:style-name="T6">SQ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13" draw:style-name="gr6" draw:text-style-name="P17" svg:width="0.6252in" svg:height="0.2504in" svg:x="2.5555in" svg:y="0.0457in"><text:p text:style-name="P14"><text:span text:style-name="T6">import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8" draw:style-name="gr6" draw:text-style-name="P17" svg:width="0.6252in" svg:height="0.2504in" svg:x="1.1807in" svg:y="0.0457in"><text:p text:style-name="P14"><text:span text:style-name="T6">copy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7" draw:style-name="gr6" draw:text-style-name="P17" svg:width="0.6252in" svg:height="0.2504in" svg:x="-0.1945in" svg:y="0.0457in"><text:p text:style-name="P14"><text:span text:style-name="T6">download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4" draw:name="Straight Connector 17" draw:style-name="gr8" draw:text-style-name="P16" svg:x1="0.9252in" svg:y1="0.0461in" svg:x2="1.4252in" svg:y2="0.0465in"><text:p/></draw:line></text:p>
      <text:p text:style-name="P1"/>
      <text:p text:style-name="P1"/>
      <text:p text:style-name="Standard"><text:span text:style-name="T4">Activity 1</text:span></text:p>
      <text:p text:style-name="Standard">Copy ml-data.tar.gz from the intranet (at Assignments) to your virtual machine, unzip the files and store them in <text:span text:style-name="T8">HDFS</text:span>.</text:p>
      <text:p text:style-name="Standard">The file README contains a description of the files. </text:p>
      <text:p text:style-name="Standard"> </text:p>
      <text:p text:style-name="Standard">You will use the following files:</text:p>
      <text:list xml:id="list3095076129" text:style-name="WWNum1">
        <text:list-item>
          <text:p text:style-name="P2">u.data <text:s text:c="3"/><text:tab/>100000 movie ratings </text:p>
        </text:list-item>
        <text:list-item>
          <text:p text:style-name="P2">u.user <text:tab/><text:tab/>information about users that posted ratings</text:p>
        </text:list-item>
        <text:list-item>
          <text:p text:style-name="P2">u.item <text:s text:c="3"/><text:tab/>information about the movies</text:p>
        </text:list-item>
      </text:list>
      <text:p text:style-name="P1"/>
      <text:p text:style-name="Standard"><text:span text:style-name="T4">Activity 2</text:span></text:p>
      <text:p text:style-name="Standard"><text:span text:style-name="T1">Import the HDFS files about the users (u.user), movies (u.item) and ratings (u.data) in Hive. Create tables first.</text:span></text:p>
      <text:p text:style-name="Standard"><text:span text:style-name="T1"/></text:p>
      <text:p text:style-name="P7"><text:span text:style-name="T1">This can be done by simply importing table from file in the hue metastore editor</text:span></text:p>
      <text:p text:style-name="P1"/>
      <text:p text:style-name="Standard"><text:span text:style-name="T1">Tip 1: use something like</text:span></text:p>
      <text:p text:style-name="P8"><text:span text:style-name="T1">ROW FORMAT DELIMITED </text:span></text:p>
      <text:p text:style-name="P8"><text:span text:style-name="T1">FIELDS TERMINATED BY ‘#' </text:span></text:p>
      <text:p text:style-name="P8"><text:span text:style-name="T1">STORED AS TEXTFILE </text:span></text:p>
      <text:p text:style-name="Standard">TIP 2: In the exercises below you won’t need all columns of these files. To save work you could remove unnecessary columns.<text:span text:style-name="T1"> </text:span>To do this use the Unix cut command.</text:p>
      <text:p text:style-name="Standard"><text:span text:style-name="T1">Example: </text:span></text:p>
      <text:p text:style-name="Standard"><text:span text:style-name="T3"><text:tab/>cut -d'|' –f3,4,17,18,19 u.item &gt; movies</text:span></text:p>
      <text:p text:style-name="Standard">This copies only columns 3, 4, etc to the file ‘movies’</text:p>
      <text:p text:style-name="P1"/>
      <text:p text:style-name="Standard"><text:span text:style-name="T4">Activity 3 </text:span></text:p>
      <text:p text:style-name="Standard">Answer the following questions using Hive queries. Give the queries (keep them simple, the answer counts, not the query). <text:span text:style-name="T8">Store the results on HDFS.</text:span></text:p>
      <text:list xml:id="list2323274784" text:style-name="WWNum2">
        <text:list-item>
          <text:p text:style-name="P3">Give the number of male and female users.</text:p>
        </text:list-item>
        <text:list-item>
          <text:p text:style-name="P3">Give the number of men and women per occupation.</text:p>
        </text:list-item>
        <text:list-item>
          <text:p text:style-name="P3">Give the name of the movie with the highest ratings given by male students. Same question for female students.</text:p>
        </text:list-item>
        <text:list-item>
          <text:p text:style-name="P3"><text:soft-page-break/>(Optional) Give the names of the movies in each of the genres ‘Action’, ‘Romance’ and ‘Horror’ with the highest ratings given by male students. Same question for female students.</text:p>
        </text:list-item>
      </text:list>
      <text:p text:style-name="P1"/>
      <text:p text:style-name="Standard"><text:span text:style-name="T4">Activity 4</text:span></text:p>
      <text:p text:style-name="Standard"><text:span text:style-name="T1">In question 3: how do you calculate “highest rating”? Do you use MAX, SUM, AVG? Or an other function?</text:span></text:p>
      <text:p text:style-name="Standard"><text:span text:style-name="T1"/></text:p>
      <text:p text:style-name="P5"><text:span text:style-name="T1">I AVG with a threshold for ratings. Any movie with more than 3 ratings is counted</text:span></text:p>
      <text:p text:style-name="P1"/>
      <text:p text:style-name="Standard"><text:span text:style-name="T1">E.g.</text:span></text:p>
      <text:p text:style-name="Standard"><text:span text:style-name="T1">MAX not suitable (wrong answer) if:</text:span></text:p>
      <text:p text:style-name="P8"><text:span text:style-name="T1">Movie A scores 5,1,1,1,1,1,1,..</text:span></text:p>
      <text:p text:style-name="P8"><text:span text:style-name="T1">Movie B scores 5,5,4,4,5,5,4,4,5,5,4,4,...</text:span></text:p>
      <text:p text:style-name="P1"/>
      <text:p text:style-name="Standard"><text:span text:style-name="T1">SUM not suitable (wrong answer) if:</text:span></text:p>
      <text:p text:style-name="P8"><text:span text:style-name="T1">Movie A scores 500x 1.0</text:span></text:p>
      <text:p text:style-name="P8"><text:span text:style-name="T1">Movie B scores 10x <text:s text:c="2"/>5.0</text:span></text:p>
      <text:p text:style-name="P1"/>
      <text:p text:style-name="Standard"><text:span text:style-name="T1">AVG not suitable (wrong answer) if:</text:span></text:p>
      <text:p text:style-name="P8"><text:span text:style-name="T1">Movie A scores 5.0 (only one value)</text:span></text:p>
      <text:p text:style-name="P8"><text:span text:style-name="T1">Movie B scores 5,5,4,4,5,5,4,4,5,5,4,4,...</text:span></text:p>
      <text:p text:style-name="P1"/>
      <text:p text:style-name="Standard"><text:span text:style-name="T4">Activity 5</text:span></text:p>
      <text:p text:style-name="Standard"><text:span text:style-name="T1">How does IMDB rate its movies?</text:span></text:p>
      <text:p text:style-name="Standard"><text:span text:style-name="T1"/></text:p>
      <text:p text:style-name="P6"><text:span text:style-name="T1">According to </text:span><text:a xlink:type="simple" xlink:href="http://www.imdb.com/help/show_leaf?votestopfaq" text:style-name="Internet_20_link" text:visited-style-name="Visited_20_Internet_20_Link"><text:span text:style-name="T1">http://www.imdb.com/help/show_leaf?votestopfaq</text:span></text:a><text:span text:style-name="T1"> there is a simple average. For this average, the votes <text:s/>of certain groups are weighed <text:s/>higher than the votes of differing groups.</text:span></text:p>
      <text:p text:style-name="P4"/>
      <text:p text:style-name="Standard"><text:span text:style-name="T9">Activity 6 (optional)</text:span></text:p>
      <text:p text:style-name="Standard">Implement the IMDB formula in HiveQL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msArrowOpenEnd_20_5_20_71" draw:display-name="msArrowOpenEnd 5 71" svg:viewBox="0 0 450 450" svg:d="M225 0l225 374-76 76-99-175v175h-101v-175l-99 175-75-7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nl" fo:country="N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fo:language="nl" fo:country="NL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1in" fo:margin-bottom="0.4917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1" text:anchor-type="paragraph" svg:y="0.0008in" draw:z-index="28"><draw:text-box fo:min-height="0in" fo:min-width="0.0161in"><text:p text:style-name="MP2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r Laar</meta:initial-creator>
    <meta:editing-cycles>18</meta:editing-cycles>
    <meta:creation-date>2015-09-04T13:33:00</meta:creation-date>
    <dc:date>2017-10-03T18:01:24.811093348</dc:date>
    <meta:editing-duration>PT42M44S</meta:editing-duration>
    <meta:generator>LibreOffice/5.4.1.2.0$Linux_X86_64 LibreOffice_project/40m0$Build-2</meta:generator>
    <meta:document-statistic meta:table-count="0" meta:image-count="0" meta:object-count="0" meta:page-count="2" meta:paragraph-count="57" meta:word-count="417" meta:character-count="2469" meta:non-whitespace-character-count="2091"/>
    <meta:user-defined meta:name="AppVersion">14.0000</meta:user-defined>
    <meta:user-defined meta:name="Company">Fontys Hogeschool I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